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96H11M19.411051S" calcext:value-type="time">
            <text:p>1196:1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4H18M07.169S" calcext:value-type="time">
            <text:p>04:18</text:p>
          </table:table-cell>
          <table:table-cell table:style-name="ce3"/>
          <table:table-cell office:value-type="string" calcext:value-type="string">
            <text:p>Progression health upgrades, soft stop light fade-out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28H21M24.219S" calcext:value-type="time">
            <text:p>28:2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 style:data-style-name="N2" text:time-value="07:54:24.1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1T14:26:07.590000000</dc:date>
    <meta:editing-duration>P52DT22H8M59S</meta:editing-duration>
    <meta:editing-cycles>1389</meta:editing-cycles>
    <meta:generator>LibreOffice/7.2.6.2$Windows_X86_64 LibreOffice_project/b0ec3a565991f7569a5a7f5d24fed7f52653d754</meta:generator>
    <meta:document-statistic meta:table-count="2" meta:cell-count="1712" meta:object-count="0"/>
  </office:meta>
</office:document-meta>
</file>